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833cm" style:rel-column-width="10922*"/>
    </style:style>
    <style:style style:name="Table1.B" style:family="table-column">
      <style:table-column-properties style:column-width="2.833cm" style:rel-column-width="1092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-1.251cm" fo:margin-right="0cm" fo:text-indent="0cm" style:auto-text-indent="false"/>
    </style:style>
    <style:style style:name="P3" style:family="paragraph" style:parent-style-name="Table_20_Contents">
      <style:text-properties fo:background-color="#ffff00"/>
    </style:style>
    <style:style style:name="P4" style:family="paragraph" style:parent-style-name="Table_20_Contents">
      <style:text-properties fo:background-color="#00ff00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  <style:style style:name="T7" style:family="text">
      <style:text-properties fo:font-size="16pt"/>
    </style:style>
    <style:style style:name="T8" style:family="text">
      <style:text-properties style:font-size-asian="16pt"/>
    </style:style>
    <style:style style:name="T9" style:family="text">
      <style:text-properties style:font-size-complex="16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tyle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style-asian="italic"/>
    </style:style>
    <style:style style:name="T14" style:family="text">
      <style:text-properties style:font-weight-asian="normal"/>
    </style:style>
    <style:style style:name="T15" style:family="text">
      <style:text-properties style:font-style-complex="italic"/>
    </style:style>
    <style:style style:name="T16" style:family="text">
      <style:text-properties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Configurator Specification</text:p>
      <text:p text:style-name="Standard"/>
      <text:p text:style-name="P6">Terms:</text:p>
      <text:p text:style-name="Standard"><text:line-break/><text:span text:style-name="T18">Area: </text:span></text:p>
      <text:p text:style-name="Standard">An area is a physical area in a house and has one or multiple functional zone associated to it. For example, an area could be the kitchen, master bedroom or strong room.</text:p>
      <text:p text:style-name="Standard"/>
      <text:p text:style-name="P9">Zone: </text:p>
      <text:p text:style-name="Standard">A zone is a functional item that is associated with one or more areas. </text:p>
      <text:p text:style-name="Standard">These zones types include, but are not limited to lighting, heating and cooling. In the future these would be expanded to be AV, security etc.</text:p>
      <text:p text:style-name="Standard"/>
      <text:p text:style-name="P7"><text:span text:style-name="T17">Parameters:</text:span> </text:p>
      <text:p text:style-name="Standard">Zones have parameters. Parameters are bits of information, that describe the behaviour of a zone.</text:p>
      <text:p text:style-name="Standard"/>
      <text:p text:style-name="P9">Items:</text:p>
      <text:p text:style-name="Standard">Zones can be associated with “Items” which can define physical items that are connected to devices in the house. For instance, these could include WebBricks, ASHPs etc.</text:p>
      <text:p text:style-name="P10"/>
      <text:p text:style-name="Standard"/>
      <text:p text:style-name="P6">Area Specifications:</text:p>
      <text:p text:style-name="Standard"/>
      <text:p text:style-name="P1">area:</text:p>
      <text:p text:style-name="Standard"><text:tab/>associations: … </text:p>
      <text:p text:style-name="P10"/>
      <text:p text:style-name="Standard"/>
      <text:p text:style-name="P6">Zone Specifications:</text:p>
      <text:p text:style-name="Standard"/>
      <text:p text:style-name="Standard"><text:span text:style-name="T2">c_zone:</text:span> (“cooling zone”)</text:p>
      <text:p text:style-name="Standard"><text:tab/>fan: webbrick, [DO;DO]<text:tab/></text:p>
      <text:p text:style-name="Standard"><text:tab/>valve: webbrick,</text:p>
      <text:p text:style-name="Standard"/>
      <text:p text:style-name="Standard"><text:span text:style-name="T2">h_zone:</text:span> <text:s/>(“heating zone”)</text:p>
      <text:p text:style-name="Standard"><text:tab/>is it virtual: yes/no</text:p>
      <text:p text:style-name="Standard"><text:tab/><text:tab/>if no: <text:tab/>get webbrick number</text:p>
      <text:p text:style-name="Standard"><text:tab/><text:tab/> <text:s text:c="4"/><text:tab/>get webbrick output</text:p>
      <text:p text:style-name="Standard"><text:tab/><text:tab/>if yes: there is no real control, no information required</text:p>
      <text:p text:style-name="Standard"><text:tab/>has schedule: yes/no</text:p>
      <text:p text:style-name="Standard"><text:tab/>type of control: onOff/numeric</text:p>
      <text:p text:style-name="Standard"><text:tab/> <text:tab/>if numberic: </text:p>
      <text:p text:style-name="Standard"><text:tab/><text:tab/><text:tab/>max temp: numeric</text:p>
      <text:p text:style-name="Standard"><text:tab/><text:tab/><text:tab/>min temp: numeric</text:p>
      <text:p text:style-name="Standard"><text:tab/><text:tab/><text:tab/>hot point: numeric</text:p>
      <text:p text:style-name="Standard"><text:tab/><text:tab/><text:tab/>cool point: numeric</text:p>
      <text:p text:style-name="Standard">room controller: </text:p>
      <text:p text:style-name="Standard"><text:tab/>if yes: get webbrick get AO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ext:soft-page-break/>
        <table:table-row>
          <table:table-cell table:style-name="Table1.A1" office:value-type="string">
            <text:p text:style-name="Table_20_Contents">virtual</text:p>
          </table:table-cell>
          <table:table-cell table:style-name="Table1.A1" office:value-type="string">
            <text:p text:style-name="Table_20_Contents">Webbrick</text:p>
          </table:table-cell>
          <table:table-cell table:style-name="Table1.A1" office:value-type="string">
            <text:p text:style-name="Table_20_Contents">Output Number</text:p>
          </table:table-cell>
          <table:table-cell table:style-name="Table1.A1" office:value-type="string">
            <text:p text:style-name="Table_20_Contents">OnOff</text:p>
          </table:table-cell>
          <table:table-cell table:style-name="Table1.A1" office:value-type="string">
            <text:p text:style-name="Table_20_Contents">Schedule</text:p>
          </table:table-cell>
          <table:table-cell table:style-name="Table1.F1" office:value-type="string">
            <text:p text:style-name="Table_20_Contents">Params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3">NA</text:p>
          </table:table-cell>
          <table:table-cell table:style-name="Table1.B2" office:value-type="string">
            <text:p text:style-name="P3">NA</text:p>
          </table:table-cell>
          <table:table-cell table:style-name="Table1.A2" office:value-type="float" office:value="1">
            <text:p text:style-name="P4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F2" office:value-type="string">
            <text:p text:style-name="P4">NA</text:p>
          </table:table-cell>
        </table:table-row>
        <table:table-row>
          <table:table-cell table:style-name="Table1.A2" office:value-type="float" office:value="0">
            <text:p text:style-name="P3">0</text:p>
          </table:table-cell>
          <table:table-cell table:style-name="Table1.A2" office:value-type="float" office:value="102">
            <text:p text:style-name="P3">102</text:p>
          </table:table-cell>
          <table:table-cell table:style-name="Table1.A2" office:value-type="float" office:value="3">
            <text:p text:style-name="P3">3</text:p>
          </table:table-cell>
          <table:table-cell table:style-name="Table1.A2" office:value-type="float" office:value="0">
            <text:p text:style-name="P4">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F2" office:value-type="string">
            <text:p text:style-name="P4">10;25;18;22</text:p>
          </table:table-cell>
        </table:table-row>
      </table:table>
      <text:p text:style-name="Standard"/>
      <text:p text:style-name="Standard"/>
      <text:p text:style-name="P1">hw_zone: <text:span text:style-name="T4">(“hot water zone”)</text:span></text:p>
      <text:p text:style-name="Standard"><text:tab/>is it virtual: yes/no</text:p>
      <text:p text:style-name="Standard"><text:tab/><text:tab/>if no: <text:tab/>get webbrick number</text:p>
      <text:p text:style-name="Standard"><text:tab/><text:tab/> <text:s text:c="4"/><text:tab/>get webbrick output</text:p>
      <text:p text:style-name="Standard"><text:tab/><text:tab/>if yes: there is no real control, no information required</text:p>
      <text:p text:style-name="Standard"><text:tab/>has schedule: yes/no</text:p>
      <text:p text:style-name="Standard"><text:tab/>type of control: onOff/numeric</text:p>
      <text:p text:style-name="Standard"><text:tab/> <text:tab/>if numberic: </text:p>
      <text:p text:style-name="Standard"><text:tab/><text:tab/><text:tab/>max temp: numeric</text:p>
      <text:p text:style-name="Standard"><text:tab/><text:tab/><text:tab/>min temp: numeric</text:p>
      <text:p text:style-name="Standard"><text:tab/><text:tab/><text:tab/>hot point: numeric</text:p>
      <text:p text:style-name="Standard"><text:tab/><text:tab/><text:tab/>cool point: numeric</text:p>
      <text:p text:style-name="Standard"><text:span text:style-name="T12"><text:tab/>see also: heatstore</text:span></text:p>
      <text:p text:style-name="Standard"/>
      <text:p text:style-name="Standard"><text:span text:style-name="T2">l_zone:</text:span> <text:s/>(“lighting zone”)</text:p>
      <text:p text:style-name="Standard"><text:tab/>get webbrick</text:p>
      <text:p text:style-name="Standard"><text:tab/>dimmed: yes/no</text:p>
      <text:p text:style-name="P2"><text:tab/><text:tab/><text:tab/>if dimmed: get AO <text:tab/></text:p>
      <text:p text:style-name="P2"><text:tab/><text:tab/>switched; yes/no </text:p>
      <text:p text:style-name="P2"><text:tab/><text:tab/><text:tab/>if switched:get DO</text:p>
      <text:p text:style-name="P2"><text:tab/><text:tab/>scenes:</text:p>
      <text:p text:style-name="P2"><text:tab/><text:tab/><text:tab/> get possible scenes (i.e. SC0, SC1, SC2...)</text:p>
      <text:p text:style-name="P8"><text:tab/>NOTE: if an l_zone does not have scenes, then it can only have a single DO or AO. </text:p>
      <text:p text:style-name="Standard"/>
      <text:p text:style-name="Standard">Example CSV:</text:p>
      <text:p text:style-name="Standard">Webbrick Node number, SC/DO/AO, number or numbers</text:p>
      <text:p text:style-name="Standard">104, SC, 1;2;3</text:p>
      <text:p text:style-name="Standard">102, AO, 1</text:p>
      <text:p text:style-name="P10"/>
      <text:p text:style-name="Standard"/>
      <text:p text:style-name="P6">Item Specifications:</text:p>
      <text:p text:style-name="Standard"/>
      <text:p text:style-name="P1">heatstore:</text:p>
      <text:p text:style-name="Standard"><text:tab/>inlets: [top,bottom]</text:p>
      <text:p text:style-name="Standard"><text:tab/>setpoints: [name, sensor (i.e. top, middle, bottom), target temp, priority, inlet)</text:p>
      <text:p text:style-name="Standard"><text:tab/>sensors: [top,middle,bottom]</text:p>
      <text:p text:style-name="Standard"><text:span text:style-name="T2"/></text:p>
      <text:p text:style-name="Standard"><text:span text:style-name="T2">webbrick:</text:span></text:p>
      <text:p text:style-name="Standard"><text:tab/>IP: e.g. 10.100.100.104</text:p>
      <text:p text:style-name="Standard"><text:tab/>Node / Identifier: 104</text:p>
      <text:p text:style-name="Standard"><text:tab/>Name or descriptor: Web</text:p>
      <text:p text:style-name="Standard"><text:tab/>Location: Master; Plant Room</text:p>
      <text:p text:style-name="Standard"/>
      <text:p text:style-name="Standard"><text:span text:style-name="T2">heatsource_boiler:</text:span> </text:p>
      <text:p text:style-name="Standard"><text:tab/>webbrick:</text:p>
      <text:p text:style-name="Standard"><text:soft-page-break/><text:tab/>output:</text:p>
      <text:p text:style-name="Standard"><text:tab/>alarm (optional):</text:p>
      <text:p text:style-name="Standard"/>
      <text:p text:style-name="P1">heatsource_ashp/gshp:</text:p>
      <text:p text:style-name="Standard"><text:tab/>webbrick: </text:p>
      <text:p text:style-name="Standard"><text:tab/>output1:</text:p>
      <text:p text:style-name="Standard"><text:tab/>output2:</text:p>
      <text:p text:style-name="Standard"><text:tab/>alarm (optional):</text:p>
      <text:p text:style-name="Standard"/>
      <text:p text:style-name="P1">heatsource_solar:</text:p>
      <text:p text:style-name="Standard"><text:tab/>pump number:</text:p>
      <text:p text:style-name="Standard"><text:tab/>panel sensor:</text:p>
      <text:p text:style-name="Standard"><text:tab/>store sensor:</text:p>
      <text:p text:style-name="Standard"><text:tab/>alarm (optional):</text:p>
      <text:p text:style-name="Standard"/>
      <text:p text:style-name="Standard"><text:span text:style-name="T2">pump</text:span>: </text:p>
      <text:p text:style-name="Standard"><text:tab/>webbrick:</text:p>
      <text:p text:style-name="Standard"><text:tab/>output:</text:p>
      <text:p text:style-name="Standard"/>
      <text:p text:style-name="Standard"><text:span text:style-name="T2">valve:</text:span> </text:p>
      <text:p text:style-name="Standard"><text:tab/>webbrick:</text:p>
      <text:p text:style-name="Standard"><text:tab/>proportional: yes/no (bool)</text:p>
      <text:p text:style-name="Standard"><text:tab/><text:tab/>if yes (proportional): get AO</text:p>
      <text:p text:style-name="Standard"><text:tab/><text:tab/>else: get the 2 Dos</text:p>
      <text:p text:style-name="Standard"><text:tab/>mixing: yes/no (bool)</text:p>
      <text:p text:style-name="Standard"><text:tab/>number of temp sensors:</text:p>
      <text:p text:style-name="Standard"/>
      <text:p text:style-name="Standard"><text:span text:style-name="T2">mixing set:</text:span> </text:p>
      <text:p text:style-name="Standard"><text:tab/>pump number:</text:p>
      <text:p text:style-name="Standard"><text:tab/>valve number:</text:p>
      <text:p text:style-name="Standard"><text:tab/>temperature sensor:</text:p>
      <text:p text:style-name="Standard"/>
      <text:p text:style-name="P1">havc_logic:</text:p>
      <text:p text:style-name="Standard"><text:tab/>#TODO:</text:p>
      <text:p text:style-name="Standard"><text:tab/>lead/lag configuration?</text:p>
      <text:p text:style-name="Standard"><text:tab/>Direct<text:tab/>heating?</text:p>
      <text:p text:style-name="Standard"><text:tab/>Low loss header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ilipp Schuster</meta:initial-creator>
    <meta:creation-date>2010-09-16T10:31:24</meta:creation-date>
    <dc:date>2010-09-16T16:36:47</dc:date>
    <dc:creator>Tom Bushby</dc:creator>
    <meta:editing-duration>PT00H28M12S</meta:editing-duration>
    <meta:editing-cycles>49</meta:editing-cycles>
    <meta:generator>OpenOffice.org/3.2$Unix OpenOffice.org_project/320m12$Build-9483</meta:generator>
    <meta:document-statistic meta:table-count="1" meta:image-count="0" meta:object-count="0" meta:page-count="3" meta:paragraph-count="119" meta:word-count="413" meta:character-count="2725"/>
  </office:meta>
</office:document-meta>
</file>